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text-underline-style="none" fo:font-weight="bold" officeooo:paragraph-rsid="00180e22"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language="en" fo:country="US"/>
    </style:style>
    <style:style style:name="P4" style:family="paragraph" style:parent-style-name="Standard">
      <style:text-properties fo:font-size="14pt" fo:language="en" fo:country="US" fo:font-weight="bold" officeooo:paragraph-rsid="00180e22" style:font-size-asian="14pt" style:font-weight-asian="bold" style:font-size-complex="14pt" style:font-weight-complex="bold"/>
    </style:style>
    <style:style style:name="P5" style:family="paragraph" style:parent-style-name="Standard">
      <style:text-properties fo:color="#000000" style:text-underline-style="none"/>
    </style:style>
    <style:style style:name="T1" style:family="text">
      <style:text-properties officeooo:rsid="00180e22"/>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firstHeading1"/>Lamport's bakery algorithm</text:p>
      <text:p text:style-name="P3"/>
      <text:p text:style-name="P3">Lamport envisioned a bakery with a numbering machine at its entrance so each customer is given a unique number. Numbers increase by one as customers enter the store. A global counter displays the number of the customer that is currently being served. All other customers must wait in a queue until the baker finishes serving the current customer and the next number is displayed. When the customer is done shopping and has disposed of his or her number, the clerk increments the number, allowing the next customer to be served. That customer must draw another number from the numbering machine in order to shop again.</text:p>
      <text:p text:style-name="Standard">According to the analogy, the "customers" are threads, identified by the letter <text:span text:style-name="T2">i</text:span>, obtained from a global variable.</text:p>
      <text:p text:style-name="Standard">Due to the limitations of computer architecture, some parts of Lamport's <text:span text:style-name="T1">analogy</text:span> need slight modification. It is possible that more than one thread will get the same number <text:span text:style-name="T2">n</text:span> when they request it; this cannot be avoided. Therefore, it is assumed that the thread identifier <text:span text:style-name="T2">i</text:span> is also a priority. A lower value of <text:span text:style-name="T2">i</text:span> means a higher priority and threads with higher priority will enter the <text:span text:style-name="T1">critical section</text:span> first.</text:p>
      <text:p text:style-name="P4"/>
      <text:p text:style-name="P4"><text:bookmark text:name="firstHeading"/>Szymański's algorithm</text:p>
      <text:p text:style-name="P1"/>
      <text:p text:style-name="P1">The algorithm</text:p>
      <text:p text:style-name="P5">The algorithm is modeled on a waiting room with an entry and exit doorway. Initially the entry door is open and the exit door is closed. All processes which request entry into the critical section at roughly the same time enter the waiting room; the last of them closes the entry door and opens the exit door. The processes then enter the critical section one by one (or in larger groups if the critical section permits this). The last process to leave the critical section closes the exit door and reopens the entry door, so the next batch of processes may enter.</text:p>
      <text:p text:style-name="Standard">The implementation consists of each process having a <text:span text:style-name="T2">flag</text:span> variable which is written by that process and read by all other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0:16:19.167500135</meta:creation-date>
    <dc:date>2017-05-01T10:25:05.838770185</dc:date>
    <meta:editing-duration>PT8M48S</meta:editing-duration>
    <meta:editing-cycles>1</meta:editing-cycles>
    <meta:generator>LibreOffice/4.3.7.2$Linux_X86_64 LibreOffice_project/430m0$Build-2</meta:generator>
    <meta:document-statistic meta:table-count="0" meta:image-count="0" meta:object-count="0" meta:page-count="1" meta:paragraph-count="8" meta:word-count="323" meta:character-count="1887" meta:non-whitespace-character-count="1572"/>
  </office:meta>
</office:document-meta>
</file>